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List of Lab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a xlink:type="simple" xlink:href="/labs.zip" office:name=""><text:span text:style-name="Definition">Download all labs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</table:table-row>
        </table:table-header-rows>
        <table:table-row>
          <table:table-cell table:style-name="TableRowCell" office:value-type="string">
            <text:p text:style-name="Table_20_Contents">HelloWorld</text:p>
          </table:table-cell>
          <table:table-cell table:style-name="TableRowCell" office:value-type="string">
            <text:p text:style-name="Table_20_Contents"><text:a xlink:type="simple" xlink:href="/labs/HelloWorld/" office:name=""><text:span text:style-name="Definition">html</text:span></text:a>   <text:a xlink:type="simple" xlink:href="/labs/HelloWorld/index.pdf" office:name=""><text:span text:style-name="Definition">pdf</text:span></text:a>   <text:a xlink:type="simple" xlink:href="/labs/HelloWorld/index.odt" office:name=""><text:span text:style-name="Definition">odt</text:span></text:a></text:p>
          </table:table-cell>
          <table:table-cell table:style-name="TableRowCell" office:value-type="string">
            <text:p text:style-name="Table_20_Contents"><text:a xlink:type="simple" xlink:href="/labs/HelloWorld/HelloWorld.zip" office:name=""><text:span text:style-name="Definition">HelloWorld.zip</text:span></text:a></text:p>
          </table:table-cell>
        </table:table-row>
        <table:table-row>
          <table:table-cell table:style-name="TableRowCell" office:value-type="string">
            <text:p text:style-name="Table_20_Contents">IDESetup</text:p>
          </table:table-cell>
          <table:table-cell table:style-name="TableRowCell" office:value-type="string">
            <text:p text:style-name="Table_20_Contents"><text:a xlink:type="simple" xlink:href="/labs/IDESetup/" office:name=""><text:span text:style-name="Definition">html</text:span></text:a>   <text:a xlink:type="simple" xlink:href="/labs/IDESetup/index.pdf" office:name=""><text:span text:style-name="Definition">pdf</text:span></text:a>   <text:a xlink:type="simple" xlink:href="/labs/IDESetup/index.odt" office:name=""><text:span text:style-name="Definition">odt</text:span></text:a></text:p>
          </table:table-cell>
          <table:table-cell table:style-name="TableRowCell" office:value-type="string">
            <text:p text:style-name="Table_20_Contents">-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Labs</dc:title>
    <dc:description/>
    <dc:subject/>
    <meta:keyword/>
    <meta:initial-creator/>
    <dc:creator/>
    <meta:creation-date>2021-05-16T19:20:25Z</meta:creation-date>
    <dc:date>2021-05-16T19:20:25Z</dc:date>
    <meta:user-defined meta:name="default-code-class" meta:value-type="string">csharp</meta:user-defined>
  </office:meta>
</office:document-meta>
</file>